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026ef7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026ef7" style:font-name-complex="Chilanka"/>
    </style:style>
    <style:style style:name="P3" style:family="paragraph" style:parent-style-name="Standard">
      <style:text-properties style:font-name="Chilanka" officeooo:rsid="000b764f" officeooo:paragraph-rsid="00026ef7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026ef7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026ef7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026ef7" style:font-size-asian="15pt" style:font-name-complex="Rachana" style:font-size-complex="15pt"/>
    </style:style>
    <style:style style:name="P7" style:family="paragraph" style:parent-style-name="Standard">
      <style:text-properties officeooo:rsid="000b764f" officeooo:paragraph-rsid="00026ef7"/>
    </style:style>
    <style:style style:name="P8" style:family="paragraph" style:parent-style-name="Standard">
      <style:text-properties officeooo:rsid="000a77fc" officeooo:paragraph-rsid="00026ef7"/>
    </style:style>
    <style:style style:name="P9" style:family="paragraph" style:parent-style-name="Standard">
      <style:text-properties fo:color="#000000" style:font-name="Chilanka" fo:font-style="normal" style:text-underline-style="none" fo:font-weight="bold" officeooo:rsid="000b764f" officeooo:paragraph-rsid="00026ef7" style:font-style-asian="normal" style:font-weight-asian="bold" style:font-name-complex="Chilanka" style:font-style-complex="normal" style:font-weight-complex="bold"/>
    </style:style>
    <style:style style:name="P10" style:family="paragraph" style:parent-style-name="Standard">
      <style:text-properties fo:color="#000000" style:font-name="Chilanka" fo:font-style="normal" style:text-underline-style="none" fo:font-weight="bold" officeooo:rsid="001127af" officeooo:paragraph-rsid="00026ef7" style:font-style-asian="normal" style:font-weight-asian="bold" style:font-name-complex="Chilanka" style:font-style-complex="normal" style:font-weight-complex="bold"/>
    </style:style>
    <style:style style:name="P11" style:family="paragraph" style:parent-style-name="Standard">
      <style:text-properties fo:color="#000000" fo:font-style="normal" style:text-underline-style="none" fo:font-weight="bold" officeooo:rsid="0008d400" officeooo:paragraph-rsid="00026ef7" style:font-style-asian="normal" style:font-weight-asian="bold" style:font-style-complex="normal" style:font-weight-complex="bold"/>
    </style:style>
    <style:style style:name="P12" style:family="paragraph" style:parent-style-name="Standard">
      <style:text-properties officeooo:rsid="0008d400" officeooo:paragraph-rsid="00026ef7"/>
    </style:style>
    <style:style style:name="P13" style:family="paragraph" style:parent-style-name="Standard">
      <style:text-properties officeooo:rsid="000ed379" officeooo:paragraph-rsid="00026ef7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26ef7" style:font-size-asian="18pt" style:font-style-asian="normal" style:font-weight-asian="bold" style:font-name-complex="Rachana" style:font-size-complex="18pt" style:font-style-complex="normal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fo:font-size="15pt" fo:font-style="normal" fo:font-weight="normal" style:font-size-asian="15pt" style:font-style-asian="normal" style:font-weight-asian="normal" style:font-name-complex="Rachana" style:font-size-complex="15pt" style:font-style-complex="normal" style:font-weight-complex="normal"/>
    </style:style>
    <style:style style:name="T5" style:family="text">
      <style:text-properties style:font-name="Rachana" fo:font-size="15pt" fo:font-style="normal" fo:font-weight="normal" officeooo:rsid="001127af" style:font-size-asian="15pt" style:font-style-asian="normal" style:font-weight-asian="normal" style:font-name-complex="Rachana" style:font-size-complex="15pt" style:font-style-complex="normal" style:font-weight-complex="normal"/>
    </style:style>
    <style:style style:name="T6" style:family="text">
      <style:text-properties style:font-name="Rachana" style:font-name-complex="Rachana"/>
    </style:style>
    <style:style style:name="T7" style:family="text">
      <style:text-properties officeooo:rsid="000b764f"/>
    </style:style>
    <style:style style:name="T8" style:family="text">
      <style:text-properties style:font-name="Chilanka" style:font-name-complex="Chilanka"/>
    </style:style>
    <style:style style:name="T9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  <style:style style:name="T10" style:family="text">
      <style:text-properties officeooo:rsid="000ed3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വേണുക്കുട്ടന്‍ കെ.കെ.</text:p>
      <text:p text:style-name="P8">കണ്ടനാട്ട് വീട്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മ്പുജാക്ഷന്‍</text:p>
      <text:p text:style-name="P8">തകിടിയില്‍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ുനില</text:p>
      <text:p text:style-name="P8">കല്ലാട്ട്</text:p>
      <text:p text:style-name="P8">കായിപ്പുറ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വിമലൻ</text:p>
      <text:p text:style-name="P8">തോപ്പുവെളി</text:p>
      <text:p text:style-name="P8">വാരണം</text:p>
      <text:p text:style-name="P8">മുഹമ്മ</text:p>
      <text:p text:style-name="P8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നില്‍കുമാര്‍</text:p>
      <text:p text:style-name="P8">KOCHU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ബെൻസ്ലൽ</text:p>
      <text:p text:style-name="P8">POTTAYIL</text:p>
      <text:p text:style-name="P8">പുത്തനങ്ങാടി</text:p>
      <text:p text:style-name="P8">വാരണം</text:p>
      <text:p text:style-name="P8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തിലകന്‍ കെ വി</text:p>
      <text:p text:style-name="P8">KANDANATTU VELI</text:p>
      <text:p text:style-name="P8">ചാരമംഗലം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ജിത്കുമാർ <text:s/>എസ്.</text:p>
      <text:p text:style-name="P8">PALLIYAZHATH HOUSE</text:p>
      <text:p text:style-name="P8">മരുതോര്‍വട്ടം</text:p>
      <text:p text:style-name="P8">വാരണം</text:p>
      <text:p text:style-name="P8">688539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മോഹനന്‍</text:p>
      <text:p text:style-name="P8">KOCHUVELI</text:p>
      <text:p text:style-name="P8">വാരണം</text:p>
      <text:p text:style-name="P8">വാരണം</text:p>
      <text:p text:style-name="P8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ഉല്ലാസ്. എം എന്‍</text:p>
      <text:p text:style-name="P8">MULLASSERI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ലാലു</text:p>
      <text:p text:style-name="P8">VADAKKE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പുരുഷോത്തമന്‍</text:p>
      <text:p text:style-name="P8">PALACKAL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ഒാമനകുട്ടന്‍ ജി.</text:p>
      <text:p text:style-name="P8">MALIKA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ജയകുമാര്‍ .വി.പി.</text:p>
      <text:p text:style-name="P8">KANDANATTUNADUVILECHIRA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ഷാജി</text:p>
      <text:p text:style-name="P8">MAPPILA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ജയന്‍ പി..</text:p>
      <text:p text:style-name="P8">KIZHAKKEKOLLAMPARAMBU</text:p>
      <text:p text:style-name="P8">പുത്തനങ്ങാടി</text:p>
      <text:p text:style-name="P8">മുഹമ്മ</text:p>
      <text:p text:style-name="P8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ജിമോണ്‍ വ.ബി.</text:p>
      <text:p text:style-name="P8">VELIYIL PARAMBIL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ചന്ദ്രബാബു സി.എം.</text:p>
      <text:p text:style-name="P8">CHANIVELI</text:p>
      <text:p text:style-name="P8">ചാരമംഗല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ധനേഷ് വി.</text:p>
      <text:p text:style-name="P8">CHALUVELI</text:p>
      <text:p text:style-name="P8">കായിപ്പുറ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ലാലു.വി.എ.</text:p>
      <text:p text:style-name="P8">VADAKKEVELI</text:p>
      <text:p text:style-name="P8">ചാരമംഗല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രഖുവരാൻ</text:p>
      <text:p text:style-name="P8">ANIKKATTUVELI</text:p>
      <text:p text:style-name="P8">ചാരമംഗല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തീഷ്‌ വി.പി.</text:p>
      <text:p text:style-name="P8">VELINTHARAVELI</text:p>
      <text:p text:style-name="P8">ചാരമംഗല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പ്രദീപ് ദാസ്‌ എം.ആര്‍</text:p>
      <text:p text:style-name="P8">MULLASSERI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രാജേഷ്‌.</text:p>
      <text:p text:style-name="P8">MANGALATH</text:p>
      <text:p text:style-name="P8">മുഹമ്മ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രെജുമോന്‍ <text:s/>ടി വി</text:p>
      <text:p text:style-name="P8">REVATHYNILATHIL</text:p>
      <text:p text:style-name="P8">മുഹമ്മ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നിൽ എം.ടി</text:p>
      <text:p text:style-name="P8">MULLASSERIVELI</text:p>
      <text:p text:style-name="P8">പുത്തനങ്ങാടി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ുരേഷ് കുമാർ.ടി.കെ.</text:p>
      <text:p text:style-name="P8">THAKIDIVELI</text:p>
      <text:p text:style-name="P8">വാരണ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ോമൻ</text:p>
      <text:p text:style-name="P8">PUTHUVEETTUVELI</text:p>
      <text:p text:style-name="P8">മുഹമ്മ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പ്രസാദ്‌ വി. പി.</text:p>
      <text:p text:style-name="P8">VELEEPARAMBU</text:p>
      <text:p text:style-name="P8">മുഹമ്മ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ഉദയന്‍ കെ.ആര്‍.</text:p>
      <text:p text:style-name="P8">KOLLAMPARAMBU</text:p>
      <text:p text:style-name="P8">വാരണം</text:p>
      <text:p text:style-name="P8">വാരണം</text:p>
      <text:p text:style-name="P8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ഉദയകുമാർ ജി.</text:p>
      <text:p text:style-name="P8">VELEEPARAMBU</text:p>
      <text:p text:style-name="P8">ചാരമംഗലം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പ്രസന്നൻ ക.ക.</text:p>
      <text:p text:style-name="P8">KANDANATTUVELI</text:p>
      <text:p text:style-name="P8">ചാരമംഗലം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ന്തോഷ് കുമാര്‍</text:p>
      <text:p text:style-name="P8">EDAPARAMBIL</text:p>
      <text:p text:style-name="P8">വാരണം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ശോകാൻ</text:p>
      <text:p text:style-name="P8">THAKIDI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ചന്ദ്രബാബു</text:p>
      <text:p text:style-name="P8">PALACKAL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രാജേന്ദ്രന്‍പിള്ള റ്റി. റ്റി.</text:p>
      <text:p text:style-name="P8">PALACKAL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ുനില</text:p>
      <text:p text:style-name="P8">PALACKAL 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ൈജു എ.സി.</text:p>
      <text:p text:style-name="P8">ARAICKALVELI</text:p>
      <text:p text:style-name="P8">വാരണം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ന്തോഷ്‌ </text:p>
      <text:p text:style-name="P8">VELIYILHOUSE</text:p>
      <text:p text:style-name="P8">മുഹമ്മ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ഇന്ദ്രജിത്ത്</text:p>
      <text:p text:style-name="P8">PALACKAL AL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08-10T11:45:29.246925700</dc:date>
    <meta:editing-cycles>7</meta:editing-cycles>
    <meta:editing-duration>PT23M55S</meta:editing-duration>
    <meta:document-statistic meta:table-count="0" meta:image-count="0" meta:object-count="0" meta:page-count="1919" meta:paragraph-count="11640" meta:word-count="78850" meta:character-count="663204" meta:non-whitespace-character-count="313847"/>
  </office:meta>
</office:document-meta>
</file>